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style:font-name="Calibri" style:font-name-asian="WenQuanYi Micro Hei" style:font-name-complex="Calibri"/>
    </style:style>
    <style:style style:name="ta_extref" style:family="table">
      <style:table-properties table:display="false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table:number-columns-repeated="1017"/>
        </table:table-row>
        <table:table-row table:style-name="ro2">
          <table:table-cell office:value-type="string">
            <text:p>SWLounge</text:p>
          </table:table-cell>
          <table:table-cell table:number-columns-repeated="2"/>
          <table:table-cell table:formula="of:=-((4096/2)-[.B57])*0.0328" office:value-type="float" office:value="-1.4104">
            <text:p>-1.4104</text:p>
          </table:table-cell>
          <table:table-cell table:formula="of:=((1440/2)-[.C57])*0.0328" office:value-type="float" office:value="-9.6432">
            <text:p>-9.6432</text:p>
          </table:table-cell>
          <table:table-cell office:value-type="string">
            <text:p>http://www.cs.rit.edu/~robotlab/SWLounge</text:p>
          </table:table-cell>
          <table:table-cell table:number-columns-repeated="1018"/>
        </table:table-row>
        <table:table-row table:style-name="ro2">
          <table:table-cell office:value-type="string">
            <text:p>SWInter</text:p>
          </table:table-cell>
          <table:table-cell table:number-columns-repeated="2"/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SWInter</text:p>
          </table:table-cell>
          <table:table-cell table:number-columns-repeated="1018"/>
        </table:table-row>
        <table:table-row table:style-name="ro1">
          <table:table-cell office:value-type="string">
            <text:p>WHall1</text:p>
          </table:table-cell>
          <table:table-cell table:number-columns-repeated="2"/>
          <table:table-cell table:formula="of:=-((4096/2)-[.B4])*0.0328" office:value-type="float" office:value="-67.1744">
            <text:p>-67.1744</text:p>
          </table:table-cell>
          <table:table-cell table:formula="of:=((1440/2)-[.C4])*0.0328" office:value-type="float" office:value="23.616">
            <text:p>23.616</text:p>
          </table:table-cell>
          <table:table-cell office:value-type="string">
            <text:p>WHall1</text:p>
          </table:table-cell>
          <table:table-cell table:number-columns-repeated="1018"/>
        </table:table-row>
        <table:table-row table:style-name="ro1">
          <table:table-cell office:value-type="string">
            <text:p>WHall2</text:p>
          </table:table-cell>
          <table:table-cell table:number-columns-repeated="2"/>
          <table:table-cell table:formula="of:=-((4096/2)-[.B5])*0.0328" office:value-type="float" office:value="-67.1744">
            <text:p>-67.1744</text:p>
          </table:table-cell>
          <table:table-cell table:formula="of:=((1440/2)-[.C5])*0.0328" office:value-type="float" office:value="23.616">
            <text:p>23.616</text:p>
          </table:table-cell>
          <table:table-cell office:value-type="string">
            <text:p>WHall2</text:p>
          </table:table-cell>
          <table:table-cell table:number-columns-repeated="1018"/>
        </table:table-row>
        <table:table-row table:style-name="ro1">
          <table:table-cell office:value-type="string">
            <text:p>WHall3</text:p>
          </table:table-cell>
          <table:table-cell table:number-columns-repeated="2"/>
          <table:table-cell table:formula="of:=-((4096/2)-[.B6])*0.0328" office:value-type="float" office:value="-67.1744">
            <text:p>-67.1744</text:p>
          </table:table-cell>
          <table:table-cell table:formula="of:=((1440/2)-[.C6])*0.0328" office:value-type="float" office:value="23.616">
            <text:p>23.616</text:p>
          </table:table-cell>
          <table:table-cell office:value-type="string">
            <text:p>WHall3</text:p>
          </table:table-cell>
          <table:table-cell table:number-columns-repeated="1018"/>
        </table:table-row>
        <table:table-row table:style-name="ro1">
          <table:table-cell office:value-type="string">
            <text:p>WHall4</text:p>
          </table:table-cell>
          <table:table-cell table:number-columns-repeated="2"/>
          <table:table-cell table:formula="of:=-((4096/2)-[.B7])*0.0328" office:value-type="float" office:value="-67.1744">
            <text:p>-67.1744</text:p>
          </table:table-cell>
          <table:table-cell table:formula="of:=((1440/2)-[.C7])*0.0328" office:value-type="float" office:value="23.616">
            <text:p>23.616</text:p>
          </table:table-cell>
          <table:table-cell office:value-type="string">
            <text:p>WHall4</text:p>
          </table:table-cell>
          <table:table-cell table:number-columns-repeated="1018"/>
        </table:table-row>
        <table:table-row table:style-name="ro1">
          <table:table-cell office:value-type="string">
            <text:p>WHall5</text:p>
          </table:table-cell>
          <table:table-cell table:number-columns-repeated="2"/>
          <table:table-cell table:formula="of:=-((4096/2)-[.B8])*0.0328" office:value-type="float" office:value="-67.1744">
            <text:p>-67.1744</text:p>
          </table:table-cell>
          <table:table-cell table:formula="of:=((1440/2)-[.C8])*0.0328" office:value-type="float" office:value="23.616">
            <text:p>23.616</text:p>
          </table:table-cell>
          <table:table-cell office:value-type="string">
            <text:p>WHall5</text:p>
          </table:table-cell>
          <table:table-cell table:number-columns-repeated="1018"/>
        </table:table-row>
        <table:table-row table:style-name="ro1">
          <table:table-cell office:value-type="string">
            <text:p>WHall6</text:p>
          </table:table-cell>
          <table:table-cell table:number-columns-repeated="2"/>
          <table:table-cell table:formula="of:=-((4096/2)-[.B9])*0.0328" office:value-type="float" office:value="-67.1744">
            <text:p>-67.1744</text:p>
          </table:table-cell>
          <table:table-cell table:formula="of:=((1440/2)-[.C9])*0.0328" office:value-type="float" office:value="23.616">
            <text:p>23.616</text:p>
          </table:table-cell>
          <table:table-cell office:value-type="string">
            <text:p>WHall6</text:p>
          </table:table-cell>
          <table:table-cell table:number-columns-repeated="1018"/>
        </table:table-row>
        <table:table-row table:style-name="ro2">
          <table:table-cell office:value-type="string">
            <text:p>WInter</text:p>
          </table:table-cell>
          <table:table-cell table:number-columns-repeated="2"/>
          <table:table-cell table:formula="of:=-((4096/2)-[.B10])*0.0328" office:value-type="float" office:value="-67.1744">
            <text:p>-67.1744</text:p>
          </table:table-cell>
          <table:table-cell table:formula="of:=((1440/2)-[.C10])*0.0328" office:value-type="float" office:value="23.616">
            <text:p>23.616</text:p>
          </table:table-cell>
          <table:table-cell office:value-type="string">
            <text:p>WInter</text:p>
          </table:table-cell>
          <table:table-cell table:number-columns-repeated="1018"/>
        </table:table-row>
        <table:table-row table:style-name="ro2">
          <table:table-cell office:value-type="string">
            <text:p>VendDoor</text:p>
          </table:table-cell>
          <table:table-cell table:number-columns-repeated="2"/>
          <table:table-cell table:formula="of:=-((4096/2)-[.B11])*0.0328" office:value-type="float" office:value="-67.1744">
            <text:p>-67.1744</text:p>
          </table:table-cell>
          <table:table-cell table:formula="of:=((1440/2)-[.C11])*0.0328" office:value-type="float" office:value="23.616">
            <text:p>23.616</text:p>
          </table:table-cell>
          <table:table-cell office:value-type="string">
            <text:p>VendDoor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NWDoor</text:p>
          </table:table-cell>
          <table:table-cell table:number-columns-repeated="2"/>
          <table:table-cell table:formula="of:=-((4096/2)-[.B12])*0.0328" office:value-type="float" office:value="-67.1744">
            <text:p>-67.1744</text:p>
          </table:table-cell>
          <table:table-cell table:formula="of:=((1440/2)-[.C12])*0.0328" office:value-type="float" office:value="23.616">
            <text:p>23.616</text:p>
          </table:table-cell>
          <table:table-cell table:style-name="ce1" office:value-type="string">
            <text:p>NWDoor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triumSW</text:p>
          </table:table-cell>
          <table:table-cell table:number-columns-repeated="2"/>
          <table:table-cell table:formula="of:=-((4096/2)-[.B13])*0.0328" office:value-type="float" office:value="-67.1744">
            <text:p>-67.1744</text:p>
          </table:table-cell>
          <table:table-cell table:formula="of:=((1440/2)-[.C13])*0.0328" office:value-type="float" office:value="23.616">
            <text:p>23.616</text:p>
          </table:table-cell>
          <table:table-cell table:style-name="ce1" office:value-type="string">
            <text:p>AtriumSW</text:p>
          </table:table-cell>
          <table:table-cell table:number-columns-repeated="1018"/>
        </table:table-row>
        <table:table-row table:style-name="ro1">
          <table:table-cell office:value-type="string">
            <text:p>AtriumS1</text:p>
          </table:table-cell>
          <table:table-cell table:number-columns-repeated="2"/>
          <table:table-cell table:formula="of:=-((4096/2)-[.B14])*0.0328" office:value-type="float" office:value="-67.1744">
            <text:p>-67.1744</text:p>
          </table:table-cell>
          <table:table-cell table:formula="of:=((1440/2)-[.C14])*0.0328" office:value-type="float" office:value="23.616">
            <text:p>23.616</text:p>
          </table:table-cell>
          <table:table-cell office:value-type="string">
            <text:p>AtriumS1</text:p>
          </table:table-cell>
          <table:table-cell table:number-columns-repeated="1018"/>
        </table:table-row>
        <table:table-row table:style-name="ro2">
          <table:table-cell office:value-type="string">
            <text:p>AtriumW</text:p>
          </table:table-cell>
          <table:table-cell table:number-columns-repeated="2"/>
          <table:table-cell table:formula="of:=-((4096/2)-[.B15])*0.0328" office:value-type="float" office:value="-67.1744">
            <text:p>-67.1744</text:p>
          </table:table-cell>
          <table:table-cell table:formula="of:=((1440/2)-[.C15])*0.0328" office:value-type="float" office:value="23.616">
            <text:p>23.616</text:p>
          </table:table-cell>
          <table:table-cell office:value-type="string">
            <text:p>AtriumW</text:p>
          </table:table-cell>
          <table:table-cell table:number-columns-repeated="1018"/>
        </table:table-row>
        <table:table-row table:style-name="ro2">
          <table:table-cell office:value-type="string">
            <text:p>AtriumNW</text:p>
          </table:table-cell>
          <table:table-cell table:number-columns-repeated="2"/>
          <table:table-cell table:formula="of:=-((4096/2)-[.B16])*0.0328" office:value-type="float" office:value="-67.1744">
            <text:p>-67.1744</text:p>
          </table:table-cell>
          <table:table-cell table:formula="of:=((1440/2)-[.C16])*0.0328" office:value-type="float" office:value="23.616">
            <text:p>23.616</text:p>
          </table:table-cell>
          <table:table-cell office:value-type="string">
            <text:p>AtriumNW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ouchesW</text:p>
          </table:table-cell>
          <table:table-cell table:number-columns-repeated="2"/>
          <table:table-cell table:formula="of:=-((4096/2)-[.B17])*0.0328" office:value-type="float" office:value="-67.1744">
            <text:p>-67.1744</text:p>
          </table:table-cell>
          <table:table-cell table:formula="of:=((1440/2)-[.C17])*0.0328" office:value-type="float" office:value="23.616">
            <text:p>23.616</text:p>
          </table:table-cell>
          <table:table-cell table:style-name="ce1" office:value-type="string">
            <text:p>CouchesW</text:p>
          </table:table-cell>
          <table:table-cell table:number-columns-repeated="1018"/>
        </table:table-row>
        <table:table-row table:style-name="ro2">
          <table:table-cell office:value-type="string">
            <text:p>CouchesE</text:p>
          </table:table-cell>
          <table:table-cell table:number-columns-repeated="2"/>
          <table:table-cell table:formula="of:=-((4096/2)-[.B18])*0.0328" office:value-type="float" office:value="-67.1744">
            <text:p>-67.1744</text:p>
          </table:table-cell>
          <table:table-cell table:formula="of:=((1440/2)-[.C18])*0.0328" office:value-type="float" office:value="23.616">
            <text:p>23.616</text:p>
          </table:table-cell>
          <table:table-cell office:value-type="string">
            <text:p>CouchesE</text:p>
          </table:table-cell>
          <table:table-cell table:number-columns-repeated="1018"/>
        </table:table-row>
        <table:table-row table:style-name="ro2">
          <table:table-cell office:value-type="string">
            <text:p>AtriumN</text:p>
          </table:table-cell>
          <table:table-cell table:number-columns-repeated="2"/>
          <table:table-cell table:formula="of:=-((4096/2)-[.B19])*0.0328" office:value-type="float" office:value="-67.1744">
            <text:p>-67.1744</text:p>
          </table:table-cell>
          <table:table-cell table:formula="of:=((1440/2)-[.C19])*0.0328" office:value-type="float" office:value="23.616">
            <text:p>23.616</text:p>
          </table:table-cell>
          <table:table-cell office:value-type="string">
            <text:p>AtriumN</text:p>
          </table:table-cell>
          <table:table-cell table:number-columns-repeated="1018"/>
        </table:table-row>
        <table:table-row table:style-name="ro2">
          <table:table-cell office:value-type="string">
            <text:p>AtriumNE</text:p>
          </table:table-cell>
          <table:table-cell table:number-columns-repeated="2"/>
          <table:table-cell table:formula="of:=-((4096/2)-[.B20])*0.0328" office:value-type="float" office:value="-67.1744">
            <text:p>-67.1744</text:p>
          </table:table-cell>
          <table:table-cell table:formula="of:=((1440/2)-[.C20])*0.0328" office:value-type="float" office:value="23.616">
            <text:p>23.616</text:p>
          </table:table-cell>
          <table:table-cell office:value-type="string">
            <text:p>AtriumNE</text:p>
          </table:table-cell>
          <table:table-cell table:number-columns-repeated="1018"/>
        </table:table-row>
        <table:table-row table:style-name="ro1">
          <table:table-cell office:value-type="string">
            <text:p>AtriumS2</text:p>
          </table:table-cell>
          <table:table-cell table:number-columns-repeated="2"/>
          <table:table-cell table:formula="of:=-((4096/2)-[.B21])*0.0328" office:value-type="float" office:value="-67.1744">
            <text:p>-67.1744</text:p>
          </table:table-cell>
          <table:table-cell table:formula="of:=((1440/2)-[.C21])*0.0328" office:value-type="float" office:value="23.616">
            <text:p>23.616</text:p>
          </table:table-cell>
          <table:table-cell office:value-type="string">
            <text:p>AtriumS2</text:p>
          </table:table-cell>
          <table:table-cell table:number-columns-repeated="1018"/>
        </table:table-row>
        <table:table-row table:style-name="ro1">
          <table:table-cell office:value-type="string">
            <text:p>AtriumS3</text:p>
          </table:table-cell>
          <table:table-cell table:number-columns-repeated="2"/>
          <table:table-cell table:formula="of:=-((4096/2)-[.B22])*0.0328" office:value-type="float" office:value="-67.1744">
            <text:p>-67.1744</text:p>
          </table:table-cell>
          <table:table-cell table:formula="of:=((1440/2)-[.C22])*0.0328" office:value-type="float" office:value="23.616">
            <text:p>23.616</text:p>
          </table:table-cell>
          <table:table-cell office:value-type="string">
            <text:p>AtriumS3</text:p>
          </table:table-cell>
          <table:table-cell table:number-columns-repeated="1018"/>
        </table:table-row>
        <table:table-row table:style-name="ro1">
          <table:table-cell office:value-type="string">
            <text:p>AtriumS4</text:p>
          </table:table-cell>
          <table:table-cell table:number-columns-repeated="2"/>
          <table:table-cell table:formula="of:=-((4096/2)-[.B23])*0.0328" office:value-type="float" office:value="-67.1744">
            <text:p>-67.1744</text:p>
          </table:table-cell>
          <table:table-cell table:formula="of:=((1440/2)-[.C23])*0.0328" office:value-type="float" office:value="23.616">
            <text:p>23.616</text:p>
          </table:table-cell>
          <table:table-cell office:value-type="string">
            <text:p>AtriumS4</text:p>
          </table:table-cell>
          <table:table-cell table:number-columns-repeated="1018"/>
        </table:table-row>
        <table:table-row table:style-name="ro2">
          <table:table-cell office:value-type="string">
            <text:p>AtriumSE</text:p>
          </table:table-cell>
          <table:table-cell table:number-columns-repeated="2"/>
          <table:table-cell table:formula="of:=-((4096/2)-[.B24])*0.0328" office:value-type="float" office:value="-67.1744">
            <text:p>-67.1744</text:p>
          </table:table-cell>
          <table:table-cell table:formula="of:=((1440/2)-[.C24])*0.0328" office:value-type="float" office:value="23.616">
            <text:p>23.616</text:p>
          </table:table-cell>
          <table:table-cell office:value-type="string">
            <text:p>AtriumSE</text:p>
          </table:table-cell>
          <table:table-cell table:number-columns-repeated="1018"/>
        </table:table-row>
        <table:table-row table:style-name="ro2">
          <table:table-cell office:value-type="string">
            <text:p>NEDoor</text:p>
          </table:table-cell>
          <table:table-cell table:number-columns-repeated="2"/>
          <table:table-cell table:formula="of:=-((4096/2)-[.B25])*0.0328" office:value-type="float" office:value="-67.1744">
            <text:p>-67.1744</text:p>
          </table:table-cell>
          <table:table-cell table:formula="of:=((1440/2)-[.C25])*0.0328" office:value-type="float" office:value="23.616">
            <text:p>23.616</text:p>
          </table:table-cell>
          <table:table-cell office:value-type="string">
            <text:p>NEDoor</text:p>
          </table:table-cell>
          <table:table-cell table:number-columns-repeated="1018"/>
        </table:table-row>
        <table:table-row table:style-name="ro2">
          <table:table-cell office:value-type="string">
            <text:p>NEHall</text:p>
          </table:table-cell>
          <table:table-cell table:number-columns-repeated="2"/>
          <table:table-cell table:formula="of:=-((4096/2)-[.B26])*0.0328" office:value-type="float" office:value="-67.1744">
            <text:p>-67.1744</text:p>
          </table:table-cell>
          <table:table-cell table:formula="of:=((1440/2)-[.C26])*0.0328" office:value-type="float" office:value="23.616">
            <text:p>23.616</text:p>
          </table:table-cell>
          <table:table-cell office:value-type="string">
            <text:p>NEHall</text:p>
          </table:table-cell>
          <table:table-cell table:number-columns-repeated="1018"/>
        </table:table-row>
        <table:table-row table:style-name="ro2">
          <table:table-cell office:value-type="string">
            <text:p>EInter</text:p>
          </table:table-cell>
          <table:table-cell table:number-columns-repeated="2"/>
          <table:table-cell table:formula="of:=-((4096/2)-[.B27])*0.0328" office:value-type="float" office:value="-67.1744">
            <text:p>-67.1744</text:p>
          </table:table-cell>
          <table:table-cell table:formula="of:=((1440/2)-[.C27])*0.0328" office:value-type="float" office:value="23.616">
            <text:p>23.616</text:p>
          </table:table-cell>
          <table:table-cell office:value-type="string">
            <text:p>EInter</text:p>
          </table:table-cell>
          <table:table-cell table:number-columns-repeated="1018"/>
        </table:table-row>
        <table:table-row table:style-name="ro2">
          <table:table-cell office:value-type="string">
            <text:p>ShortHall</text:p>
          </table:table-cell>
          <table:table-cell table:number-columns-repeated="2"/>
          <table:table-cell table:formula="of:=-((4096/2)-[.B28])*0.0328" office:value-type="float" office:value="-67.1744">
            <text:p>-67.1744</text:p>
          </table:table-cell>
          <table:table-cell table:formula="of:=((1440/2)-[.C28])*0.0328" office:value-type="float" office:value="23.616">
            <text:p>23.616</text:p>
          </table:table-cell>
          <table:table-cell office:value-type="string">
            <text:p>ShortHall</text:p>
          </table:table-cell>
          <table:table-cell table:number-columns-repeated="1018"/>
        </table:table-row>
        <table:table-row table:style-name="ro1">
          <table:table-cell office:value-type="string">
            <text:p>EHall6</text:p>
          </table:table-cell>
          <table:table-cell table:number-columns-repeated="2"/>
          <table:table-cell table:formula="of:=-((4096/2)-[.B29])*0.0328" office:value-type="float" office:value="-67.1744">
            <text:p>-67.1744</text:p>
          </table:table-cell>
          <table:table-cell table:formula="of:=((1440/2)-[.C29])*0.0328" office:value-type="float" office:value="23.616">
            <text:p>23.616</text:p>
          </table:table-cell>
          <table:table-cell office:value-type="string">
            <text:p>EHall6</text:p>
          </table:table-cell>
          <table:table-cell table:number-columns-repeated="1018"/>
        </table:table-row>
        <table:table-row table:style-name="ro1">
          <table:table-cell office:value-type="string">
            <text:p>EHall5</text:p>
          </table:table-cell>
          <table:table-cell table:number-columns-repeated="2"/>
          <table:table-cell table:formula="of:=-((4096/2)-[.B30])*0.0328" office:value-type="float" office:value="-67.1744">
            <text:p>-67.1744</text:p>
          </table:table-cell>
          <table:table-cell table:formula="of:=((1440/2)-[.C30])*0.0328" office:value-type="float" office:value="23.616">
            <text:p>23.616</text:p>
          </table:table-cell>
          <table:table-cell office:value-type="string">
            <text:p>EHall5</text:p>
          </table:table-cell>
          <table:table-cell table:number-columns-repeated="1018"/>
        </table:table-row>
        <table:table-row table:style-name="ro1">
          <table:table-cell office:value-type="string">
            <text:p>EHall4</text:p>
          </table:table-cell>
          <table:table-cell table:number-columns-repeated="2"/>
          <table:table-cell table:formula="of:=-((4096/2)-[.B31])*0.0328" office:value-type="float" office:value="-67.1744">
            <text:p>-67.1744</text:p>
          </table:table-cell>
          <table:table-cell table:formula="of:=((1440/2)-[.C31])*0.0328" office:value-type="float" office:value="23.616">
            <text:p>23.616</text:p>
          </table:table-cell>
          <table:table-cell office:value-type="string">
            <text:p>EHall4</text:p>
          </table:table-cell>
          <table:table-cell table:number-columns-repeated="1018"/>
        </table:table-row>
        <table:table-row table:style-name="ro1">
          <table:table-cell office:value-type="string">
            <text:p>EHall3</text:p>
          </table:table-cell>
          <table:table-cell table:number-columns-repeated="2"/>
          <table:table-cell table:formula="of:=-((4096/2)-[.B32])*0.0328" office:value-type="float" office:value="-67.1744">
            <text:p>-67.1744</text:p>
          </table:table-cell>
          <table:table-cell table:formula="of:=((1440/2)-[.C32])*0.0328" office:value-type="float" office:value="23.616">
            <text:p>23.616</text:p>
          </table:table-cell>
          <table:table-cell office:value-type="string">
            <text:p>EHall3</text:p>
          </table:table-cell>
          <table:table-cell table:number-columns-repeated="1018"/>
        </table:table-row>
        <table:table-row table:style-name="ro1">
          <table:table-cell office:value-type="string">
            <text:p>EHall2</text:p>
          </table:table-cell>
          <table:table-cell table:number-columns-repeated="2"/>
          <table:table-cell table:formula="of:=-((4096/2)-[.B33])*0.0328" office:value-type="float" office:value="-67.1744">
            <text:p>-67.1744</text:p>
          </table:table-cell>
          <table:table-cell table:formula="of:=((1440/2)-[.C33])*0.0328" office:value-type="float" office:value="23.616">
            <text:p>23.616</text:p>
          </table:table-cell>
          <table:table-cell office:value-type="string">
            <text:p>EHall2</text:p>
          </table:table-cell>
          <table:table-cell table:number-columns-repeated="1018"/>
        </table:table-row>
        <table:table-row table:style-name="ro1">
          <table:table-cell office:value-type="string">
            <text:p>EHall1</text:p>
          </table:table-cell>
          <table:table-cell table:number-columns-repeated="2"/>
          <table:table-cell table:formula="of:=-((4096/2)-[.B34])*0.0328" office:value-type="float" office:value="-67.1744">
            <text:p>-67.1744</text:p>
          </table:table-cell>
          <table:table-cell table:formula="of:=((1440/2)-[.C34])*0.0328" office:value-type="float" office:value="23.616">
            <text:p>23.616</text:p>
          </table:table-cell>
          <table:table-cell office:value-type="string">
            <text:p>EHall1</text:p>
          </table:table-cell>
          <table:table-cell table:number-columns-repeated="1018"/>
        </table:table-row>
        <table:table-row table:style-name="ro2">
          <table:table-cell office:value-type="string">
            <text:p>SEInter</text:p>
          </table:table-cell>
          <table:table-cell table:number-columns-repeated="2"/>
          <table:table-cell table:formula="of:=-((4096/2)-[.B35])*0.0328" office:value-type="float" office:value="-67.1744">
            <text:p>-67.1744</text:p>
          </table:table-cell>
          <table:table-cell table:formula="of:=((1440/2)-[.C35])*0.0328" office:value-type="float" office:value="23.616">
            <text:p>23.616</text:p>
          </table:table-cell>
          <table:table-cell office:value-type="string">
            <text:p>SEInter</text:p>
          </table:table-cell>
          <table:table-cell table:number-columns-repeated="1018"/>
        </table:table-row>
        <table:table-row table:style-name="ro2">
          <table:table-cell office:value-type="string">
            <text:p>SEStairs</text:p>
          </table:table-cell>
          <table:table-cell table:number-columns-repeated="2"/>
          <table:table-cell table:formula="of:=-((4096/2)-[.B36])*0.0328" office:value-type="float" office:value="-67.1744">
            <text:p>-67.1744</text:p>
          </table:table-cell>
          <table:table-cell table:formula="of:=((1440/2)-[.C36])*0.0328" office:value-type="float" office:value="23.616">
            <text:p>23.616</text:p>
          </table:table-cell>
          <table:table-cell office:value-type="string">
            <text:p>SEStairs</text:p>
          </table:table-cell>
          <table:table-cell table:number-columns-repeated="1018"/>
        </table:table-row>
        <table:table-row table:style-name="ro2">
          <table:table-cell office:value-type="string">
            <text:p>SELounge</text:p>
          </table:table-cell>
          <table:table-cell table:number-columns-repeated="2"/>
          <table:table-cell table:formula="of:=-((4096/2)-[.B37])*0.0328" office:value-type="float" office:value="-67.1744">
            <text:p>-67.1744</text:p>
          </table:table-cell>
          <table:table-cell table:formula="of:=((1440/2)-[.C37])*0.0328" office:value-type="float" office:value="23.616">
            <text:p>23.616</text:p>
          </table:table-cell>
          <table:table-cell office:value-type="string">
            <text:p>SELounge</text:p>
          </table:table-cell>
          <table:table-cell table:number-columns-repeated="1018"/>
        </table:table-row>
        <table:table-row table:style-name="ro2">
          <table:table-cell office:value-type="string">
            <text:p>SHallW</text:p>
          </table:table-cell>
          <table:table-cell table:number-columns-repeated="2"/>
          <table:table-cell table:formula="of:=-((4096/2)-[.B38])*0.0328" office:value-type="float" office:value="-67.1744">
            <text:p>-67.1744</text:p>
          </table:table-cell>
          <table:table-cell table:formula="of:=((1440/2)-[.C38])*0.0328" office:value-type="float" office:value="23.616">
            <text:p>23.616</text:p>
          </table:table-cell>
          <table:table-cell office:value-type="string">
            <text:p>SHallW</text:p>
          </table:table-cell>
          <table:table-cell table:number-columns-repeated="1018"/>
        </table:table-row>
        <table:table-row table:style-name="ro2">
          <table:table-cell office:value-type="string">
            <text:p>SHallE</text:p>
          </table:table-cell>
          <table:table-cell table:number-columns-repeated="2"/>
          <table:table-cell table:formula="of:=-((4096/2)-[.B39])*0.0328" office:value-type="float" office:value="-67.1744">
            <text:p>-67.1744</text:p>
          </table:table-cell>
          <table:table-cell table:formula="of:=((1440/2)-[.C39])*0.0328" office:value-type="float" office:value="23.616">
            <text:p>23.616</text:p>
          </table:table-cell>
          <table:table-cell office:value-type="string">
            <text:p>SHallE</text:p>
          </table:table-cell>
          <table:table-cell table:number-columns-repeated="1018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40])*0.0328" office:value-type="float" office:value="-48.3472">
            <text:p>-48.3472</text:p>
          </table:table-cell>
          <table:table-cell table:formula="of:=((1440/2)-[.C40])*0.0328" office:value-type="float" office:value="-9.6432">
            <text:p>-9.6432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table:number-columns-repeated="1018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1])*0.0328" office:value-type="float" office:value="-44.444">
            <text:p>-44.444</text:p>
          </table:table-cell>
          <table:table-cell table:formula="of:=((1440/2)-[.C41])*0.0328" office:value-type="float" office:value="-9.6432">
            <text:p>-9.6432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table:number-columns-repeated="1018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42])*0.0328" office:value-type="float" office:value="-42.7056">
            <text:p>-42.7056</text:p>
          </table:table-cell>
          <table:table-cell table:formula="of:=((1440/2)-[.C42])*0.0328" office:value-type="float" office:value="-9.6432">
            <text:p>-9.6432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table:number-columns-repeated="1018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43])*0.0328" office:value-type="float" office:value="-39.9832">
            <text:p>-39.9832</text:p>
          </table:table-cell>
          <table:table-cell table:formula="of:=((1440/2)-[.C43])*0.0328" office:value-type="float" office:value="-9.6432">
            <text:p>-9.6432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number-columns-repeated="1018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44])*0.0328" office:value-type="float" office:value="-37.2608">
            <text:p>-37.2608</text:p>
          </table:table-cell>
          <table:table-cell table:formula="of:=((1440/2)-[.C44])*0.0328" office:value-type="float" office:value="-9.6432">
            <text:p>-9.6432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table:number-columns-repeated="1018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45])*0.0328" office:value-type="float" office:value="-34.44">
            <text:p>-34.44</text:p>
          </table:table-cell>
          <table:table-cell table:formula="of:=((1440/2)-[.C45])*0.0328" office:value-type="float" office:value="-9.6432">
            <text:p>-9.6432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table:number-columns-repeated="1018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46])*0.0328" office:value-type="float" office:value="-31.7176">
            <text:p>-31.7176</text:p>
          </table:table-cell>
          <table:table-cell table:formula="of:=((1440/2)-[.C46])*0.0328" office:value-type="float" office:value="-9.6432">
            <text:p>-9.6432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table:number-columns-repeated="1018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47])*0.0328" office:value-type="float" office:value="-28.9296">
            <text:p>-28.9296</text:p>
          </table:table-cell>
          <table:table-cell table:formula="of:=((1440/2)-[.C47])*0.0328" office:value-type="float" office:value="-9.6432">
            <text:p>-9.6432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table:number-columns-repeated="1018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48])*0.0328" office:value-type="float" office:value="-26.1744">
            <text:p>-26.1744</text:p>
          </table:table-cell>
          <table:table-cell table:formula="of:=((1440/2)-[.C48])*0.0328" office:value-type="float" office:value="-9.6432">
            <text:p>-9.6432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table:number-columns-repeated="1018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49])*0.0328" office:value-type="float" office:value="-23.288">
            <text:p>-23.288</text:p>
          </table:table-cell>
          <table:table-cell table:formula="of:=((1440/2)-[.C49])*0.0328" office:value-type="float" office:value="-9.6432">
            <text:p>-9.6432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table:number-columns-repeated="1018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50])*0.0328" office:value-type="float" office:value="-20.5984">
            <text:p>-20.5984</text:p>
          </table:table-cell>
          <table:table-cell table:formula="of:=((1440/2)-[.C50])*0.0328" office:value-type="float" office:value="-9.6432">
            <text:p>-9.6432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table:number-columns-repeated="1018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51])*0.0328" office:value-type="float" office:value="-17.8432">
            <text:p>-17.8432</text:p>
          </table:table-cell>
          <table:table-cell table:formula="of:=((1440/2)-[.C51])*0.0328" office:value-type="float" office:value="-9.6432">
            <text:p>-9.6432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table:number-columns-repeated="1018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52])*0.0328" office:value-type="float" office:value="-15.1536">
            <text:p>-15.1536</text:p>
          </table:table-cell>
          <table:table-cell table:formula="of:=((1440/2)-[.C52])*0.0328" office:value-type="float" office:value="-9.6432">
            <text:p>-9.6432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table:number-columns-repeated="1018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53])*0.0328" office:value-type="float" office:value="-13.1528">
            <text:p>-13.1528</text:p>
          </table:table-cell>
          <table:table-cell table:formula="of:=((1440/2)-[.C53])*0.0328" office:value-type="float" office:value="-9.6432">
            <text:p>-9.6432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table:number-columns-repeated="1018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54])*0.0328" office:value-type="float" office:value="-9.512">
            <text:p>-9.512</text:p>
          </table:table-cell>
          <table:table-cell table:formula="of:=((1440/2)-[.C54])*0.0328" office:value-type="float" office:value="-9.6432">
            <text:p>-9.6432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table:number-columns-repeated="1018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55])*0.0328" office:value-type="float" office:value="-6.7896">
            <text:p>-6.7896</text:p>
          </table:table-cell>
          <table:table-cell table:formula="of:=((1440/2)-[.C55])*0.0328" office:value-type="float" office:value="-9.6432">
            <text:p>-9.6432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table:number-columns-repeated="1018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table:number-columns-repeated="1018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57])*0.0328" office:value-type="float" office:value="-1.4104">
            <text:p>-1.4104</text:p>
          </table:table-cell>
          <table:table-cell table:formula="of:=((1440/2)-[.C57])*0.0328" office:value-type="float" office:value="-9.6432">
            <text:p>-9.6432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table:number-columns-repeated="1018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table:number-columns-repeated="1018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55])*0.0328" office:value-type="float" office:value="-6.7896">
            <text:p>-6.7896</text:p>
          </table:table-cell>
          <table:table-cell table:formula="of:=((1440/2)-[.C55])*0.0328" office:value-type="float" office:value="-9.6432">
            <text:p>-9.6432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table:number-columns-repeated="1018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54])*0.0328" office:value-type="float" office:value="-9.512">
            <text:p>-9.512</text:p>
          </table:table-cell>
          <table:table-cell table:formula="of:=((1440/2)-[.C60])*0.0328" office:value-type="float" office:value="14.9896">
            <text:p>14.9896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table:number-columns-repeated="1018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61])*0.0328" office:value-type="float" office:value="-39.9504">
            <text:p>-39.9504</text:p>
          </table:table-cell>
          <table:table-cell table:formula="of:=((1440/2)-[.C61])*0.0328" office:value-type="float" office:value="14.9896">
            <text:p>14.9896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table:number-columns-repeated="1018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62])*0.0328" office:value-type="float" office:value="-37.1952">
            <text:p>-37.1952</text:p>
          </table:table-cell>
          <table:table-cell table:formula="of:=((1440/2)-[.C62])*0.0328" office:value-type="float" office:value="14.9896">
            <text:p>14.9896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table:number-columns-repeated="1018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63])*0.0328" office:value-type="float" office:value="-34.4072">
            <text:p>-34.4072</text:p>
          </table:table-cell>
          <table:table-cell table:formula="of:=((1440/2)-[.C63])*0.0328" office:value-type="float" office:value="14.9896">
            <text:p>14.9896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table:number-columns-repeated="1018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64])*0.0328" office:value-type="float" office:value="-31.6848">
            <text:p>-31.6848</text:p>
          </table:table-cell>
          <table:table-cell table:formula="of:=((1440/2)-[.C64])*0.0328" office:value-type="float" office:value="14.9896">
            <text:p>14.9896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table:number-columns-repeated="1018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65])*0.0328" office:value-type="float" office:value="-28.9624">
            <text:p>-28.9624</text:p>
          </table:table-cell>
          <table:table-cell table:formula="of:=((1440/2)-[.C65])*0.0328" office:value-type="float" office:value="14.9896">
            <text:p>14.9896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table:number-columns-repeated="1018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66])*0.0328" office:value-type="float" office:value="-26.1088">
            <text:p>-26.1088</text:p>
          </table:table-cell>
          <table:table-cell table:formula="of:=((1440/2)-[.C66])*0.0328" office:value-type="float" office:value="14.9896">
            <text:p>14.9896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table:number-columns-repeated="1018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67])*0.0328" office:value-type="float" office:value="-23.3864">
            <text:p>-23.3864</text:p>
          </table:table-cell>
          <table:table-cell table:formula="of:=((1440/2)-[.C67])*0.0328" office:value-type="float" office:value="14.9896">
            <text:p>14.9896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table:number-columns-repeated="1018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68])*0.0328" office:value-type="float" office:value="-20.6312">
            <text:p>-20.6312</text:p>
          </table:table-cell>
          <table:table-cell table:formula="of:=((1440/2)-[.C68])*0.0328" office:value-type="float" office:value="14.9896">
            <text:p>14.9896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table:number-columns-repeated="1018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69])*0.0328" office:value-type="float" office:value="-17.8432">
            <text:p>-17.8432</text:p>
          </table:table-cell>
          <table:table-cell table:formula="of:=((1440/2)-[.C69])*0.0328" office:value-type="float" office:value="14.9896">
            <text:p>14.9896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table:number-columns-repeated="1018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70])*0.0328" office:value-type="float" office:value="-15.1208">
            <text:p>-15.1208</text:p>
          </table:table-cell>
          <table:table-cell table:formula="of:=((1440/2)-[.C70])*0.0328" office:value-type="float" office:value="14.9896">
            <text:p>14.9896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table:number-columns-repeated="1018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71])*0.0328" office:value-type="float" office:value="-12.3656">
            <text:p>-12.3656</text:p>
          </table:table-cell>
          <table:table-cell table:formula="of:=((1440/2)-[.C71])*0.0328" office:value-type="float" office:value="14.9896">
            <text:p>14.9896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table:number-columns-repeated="1018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72])*0.0328" office:value-type="float" office:value="-9.5776">
            <text:p>-9.5776</text:p>
          </table:table-cell>
          <table:table-cell table:formula="of:=((1440/2)-[.C72])*0.0328" office:value-type="float" office:value="14.9896">
            <text:p>14.9896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table:number-columns-repeated="1018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73])*0.0328" office:value-type="float" office:value="-6.7568">
            <text:p>-6.7568</text:p>
          </table:table-cell>
          <table:table-cell table:formula="of:=((1440/2)-[.C73])*0.0328" office:value-type="float" office:value="14.9896">
            <text:p>14.9896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table:number-columns-repeated="1018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74])*0.0328" office:value-type="float" office:value="-4.0344">
            <text:p>-4.0344</text:p>
          </table:table-cell>
          <table:table-cell table:formula="of:=((1440/2)-[.C74])*0.0328" office:value-type="float" office:value="14.9896">
            <text:p>14.9896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table:number-columns-repeated="1018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75])*0.0328" office:value-type="float" office:value="-1.2136">
            <text:p>-1.2136</text:p>
          </table:table-cell>
          <table:table-cell table:formula="of:=((1440/2)-[.C75])*0.0328" office:value-type="float" office:value="14.9896">
            <text:p>14.9896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table:number-columns-repeated="1018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76])*0.0328" office:value-type="float" office:value="1.5416">
            <text:p>1.5416</text:p>
          </table:table-cell>
          <table:table-cell table:formula="of:=((1440/2)-[.C76])*0.0328" office:value-type="float" office:value="14.9896">
            <text:p>14.9896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table:number-columns-repeated="1018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77])*0.0328" office:value-type="float" office:value="3.9032">
            <text:p>3.9032</text:p>
          </table:table-cell>
          <table:table-cell table:formula="of:=((1440/2)-[.C77])*0.0328" office:value-type="float" office:value="14.9896">
            <text:p>14.9896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table:number-columns-repeated="1018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78])*0.0328" office:value-type="float" office:value="19.6472">
            <text:p>19.6472</text:p>
          </table:table-cell>
          <table:table-cell table:formula="of:=((1440/2)-[.C78])*0.0328" office:value-type="float" office:value="12.8904">
            <text:p>12.8904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table:number-columns-repeated="1018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-((4096/2)-[.B79])*0.0328" office:value-type="float" office:value="-67.1744">
            <text:p>-67.1744</text:p>
          </table:table-cell>
          <table:table-cell table:formula="of:=((1440/2)-[.C79])*0.0328" office:value-type="float" office:value="23.616">
            <text:p>23.616</text:p>
          </table:table-cell>
          <table:table-cell office:value-type="string">
            <text:p><text:a xlink:href="http://www.cs.rit.edu/~robotlab/HonorsLab">http://www.cs.rit.edu/~robotlab/HonorsLab</text:a></text:p>
          </table:table-cell>
          <table:table-cell table:number-columns-repeated="1018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80])*0.0328" office:value-type="float" office:value="-22.3368">
            <text:p>-22.3368</text:p>
          </table:table-cell>
          <table:table-cell table:formula="of:=((1440/2)-[.C80])*0.0328" office:value-type="float" office:value="12.1688">
            <text:p>12.1688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table:number-columns-repeated="1018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81])*0.0328" office:value-type="float" office:value="-11.2176">
            <text:p>-11.2176</text:p>
          </table:table-cell>
          <table:table-cell table:formula="of:=((1440/2)-[.C81])*0.0328" office:value-type="float" office:value="12.1688">
            <text:p>12.1688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table:number-columns-repeated="1018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82])*0.0328" office:value-type="float" office:value="-38.6384">
            <text:p>-38.6384</text:p>
          </table:table-cell>
          <table:table-cell table:formula="of:=((1440/2)-[.C82])*0.0328" office:value-type="float" office:value="-6.888">
            <text:p>-6.888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table:number-columns-repeated="1018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style-name="ce2" table:formula="of:=-((4096/2)-[.B83])*0.0328" office:value-type="float" office:value="-27.5848">
            <text:p>-27.5848</text:p>
          </table:table-cell>
          <table:table-cell table:style-name="ce2" table:formula="of:=((1440/2)-[.C83])*0.0328" office:value-type="float" office:value="-6.888">
            <text:p>-6.888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table:number-columns-repeated="1018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84])*0.0328" office:value-type="float" office:value="-22.304">
            <text:p>-22.304</text:p>
          </table:table-cell>
          <table:table-cell table:formula="of:=((1440/2)-[.C84])*0.0328" office:value-type="float" office:value="-6.888">
            <text:p>-6.888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table:number-columns-repeated="1018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85])*0.0328" office:value-type="float" office:value="-8.2328">
            <text:p>-8.2328</text:p>
          </table:table-cell>
          <table:table-cell table:formula="of:=((1440/2)-[.C85])*0.0328" office:value-type="float" office:value="-6.888">
            <text:p>-6.888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table:number-columns-repeated="1018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86])*0.0328" office:value-type="float" office:value="1.5744">
            <text:p>1.5744</text:p>
          </table:table-cell>
          <table:table-cell table:formula="of:=((1440/2)-[.C86])*0.0328" office:value-type="float" office:value="12.8248">
            <text:p>12.8248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table:number-columns-repeated="1018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87])*0.0328" office:value-type="float" office:value="-2.4272">
            <text:p>-2.4272</text:p>
          </table:table-cell>
          <table:table-cell table:formula="of:=((1440/2)-[.C87])*0.0328" office:value-type="float" office:value="-7.6096">
            <text:p>-7.6096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table:number-columns-repeated="1018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88])*0.0328" office:value-type="float" office:value="0.0656">
            <text:p>0.0656</text:p>
          </table:table-cell>
          <table:table-cell table:formula="of:=((1440/2)-[.C88])*0.0328" office:value-type="float" office:value="-7.6424">
            <text:p>-7.6424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table:number-columns-repeated="1018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89])*0.0328" office:value-type="float" office:value="-31.6848">
            <text:p>-31.6848</text:p>
          </table:table-cell>
          <table:table-cell table:formula="of:=((1440/2)-[.C89])*0.0328" office:value-type="float" office:value="12.1688">
            <text:p>12.1688</text:p>
          </table:table-cell>
          <table:table-cell table:style-name="ce2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table:number-columns-repeated="1018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-((4096/2)-[.B90])*0.0328" office:value-type="float" office:value="-67.1744">
            <text:p>-67.1744</text:p>
          </table:table-cell>
          <table:table-cell table:formula="of:=((1440/2)-[.C90])*0.0328" office:value-type="float" office:value="23.616">
            <text:p>23.616</text:p>
          </table:table-cell>
          <table:table-cell office:value-type="string">
            <text:p>StudentCenter</text:p>
          </table:table-cell>
          <table:table-cell table:number-columns-repeated="1018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-((4096/2)-[.B91])*0.0328" office:value-type="float" office:value="-67.1744">
            <text:p>-67.1744</text:p>
          </table:table-cell>
          <table:table-cell table:formula="of:=((1440/2)-[.C91])*0.0328" office:value-type="float" office:value="23.616">
            <text:p>23.616</text:p>
          </table:table-cell>
          <table:table-cell office:value-type="string">
            <text:p>GradCenter</text:p>
          </table:table-cell>
          <table:table-cell table:number-columns-repeated="1018"/>
        </table:table-row>
        <table:table-row table:style-name="ro2">
          <table:table-cell office:value-type="string">
            <text:p>CSOffice</text:p>
          </table:table-cell>
          <table:table-cell table:number-columns-repeated="2"/>
          <table:table-cell table:formula="of:=-((4096/2)-[.B92])*0.0328" office:value-type="float" office:value="-67.1744">
            <text:p>-67.1744</text:p>
          </table:table-cell>
          <table:table-cell table:formula="of:=((1440/2)-[.C92])*0.0328" office:value-type="float" office:value="23.616">
            <text:p>23.616</text:p>
          </table:table-cell>
          <table:table-cell office:value-type="string">
            <text:p>CSOffice</text:p>
          </table:table-cell>
          <table:table-cell table:number-columns-repeated="1018"/>
        </table:table-row>
        <table:table-row table:style-name="ro1">
          <table:table-cell office:value-type="string">
            <text:p>Class3000</text:p>
          </table:table-cell>
          <table:table-cell table:number-columns-repeated="2"/>
          <table:table-cell table:formula="of:=-((4096/2)-[.B93])*0.0328" office:value-type="float" office:value="-67.1744">
            <text:p>-67.1744</text:p>
          </table:table-cell>
          <table:table-cell table:formula="of:=((1440/2)-[.C93])*0.0328" office:value-type="float" office:value="23.616">
            <text:p>23.616</text:p>
          </table:table-cell>
          <table:table-cell office:value-type="string">
            <text:p>Class3000</text:p>
          </table:table-cell>
          <table:table-cell table:number-columns-repeated="1018"/>
        </table:table-row>
        <table:table-row table:style-name="ro1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94])*0.0328" office:value-type="float" office:value="-4.8216">
            <text:p>-4.8216</text:p>
          </table:table-cell>
          <table:table-cell table:formula="of:=((1440/2)-[.C94])*0.0328" office:value-type="float" office:value="12.956">
            <text:p>12.956</text:p>
          </table:table-cell>
          <table:table-cell office:value-type="string">
            <text:p>Class3510</text:p>
          </table:table-cell>
          <table:table-cell table:number-columns-repeated="1018"/>
        </table:table-row>
        <table:table-row table:style-name="ro1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95])*0.0328" office:value-type="float" office:value="-40.2784">
            <text:p>-40.2784</text:p>
          </table:table-cell>
          <table:table-cell table:formula="of:=((1440/2)-[.C95])*0.0328" office:value-type="float" office:value="12.8904">
            <text:p>12.8904</text:p>
          </table:table-cell>
          <table:table-cell office:value-type="string">
            <text:p>Class3560</text:p>
          </table:table-cell>
          <table:table-cell table:number-columns-repeated="1018"/>
        </table:table-row>
        <table:table-row table:style-name="ro1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96])*0.0328" office:value-type="float" office:value="-54.284">
            <text:p>-54.284</text:p>
          </table:table-cell>
          <table:table-cell table:formula="of:=((1440/2)-[.C96])*0.0328" office:value-type="float" office:value="-6.888">
            <text:p>-6.888</text:p>
          </table:table-cell>
          <table:table-cell office:value-type="string">
            <text:p>Class3690</text:p>
          </table:table-cell>
          <table:table-cell table:number-columns-repeated="1018"/>
        </table:table-row>
        <table:table-row table:style-name="ro1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97])*0.0328" office:value-type="float" office:value="1.3448">
            <text:p>1.3448</text:p>
          </table:table-cell>
          <table:table-cell table:formula="of:=((1440/2)-[.C97])*0.0328" office:value-type="float" office:value="-10.5616">
            <text:p>-10.5616</text:p>
          </table:table-cell>
          <table:table-cell office:value-type="string">
            <text:p>Class3455</text:p>
          </table:table-cell>
          <table:table-cell table:number-columns-repeated="1018"/>
        </table:table-row>
        <table:table-row table:style-name="ro1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98])*0.0328" office:value-type="float" office:value="9.676">
            <text:p>9.676</text:p>
          </table:table-cell>
          <table:table-cell table:formula="of:=((1440/2)-[.C98])*0.0328" office:value-type="float" office:value="-10.5616">
            <text:p>-10.5616</text:p>
          </table:table-cell>
          <table:table-cell office:value-type="string">
            <text:p>Class3445</text:p>
          </table:table-cell>
          <table:table-cell table:number-columns-repeated="1018"/>
        </table:table-row>
        <table:table-row table:style-name="ro1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99])*0.0328" office:value-type="float" office:value="17.9416">
            <text:p>17.9416</text:p>
          </table:table-cell>
          <table:table-cell table:formula="of:=((1440/2)-[.C99])*0.0328" office:value-type="float" office:value="-10.5616">
            <text:p>-10.5616</text:p>
          </table:table-cell>
          <table:table-cell office:value-type="string">
            <text:p>Class3435S</text:p>
          </table:table-cell>
          <table:table-cell table:number-columns-repeated="1018"/>
        </table:table-row>
        <table:table-row table:style-name="ro1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100])*0.0328" office:value-type="float" office:value="26.4696">
            <text:p>26.4696</text:p>
          </table:table-cell>
          <table:table-cell table:formula="of:=((1440/2)-[.C100])*0.0328" office:value-type="float" office:value="-10.5616">
            <text:p>-10.5616</text:p>
          </table:table-cell>
          <table:table-cell office:value-type="string">
            <text:p>Class3435N</text:p>
          </table:table-cell>
          <table:table-cell table:number-columns-repeated="1018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2" table:formula="of:=-((4096/2)-[.B101])*0.0328" office:value-type="float" office:value="25.7808">
            <text:p>25.7808</text:p>
          </table:table-cell>
          <table:table-cell table:style-name="ce2" table:formula="of:=((1440/2)-[.C101])*0.0328" office:value-type="float" office:value="3.1816">
            <text:p>3.1816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6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Butler</meta:initial-creator>
    <meta:creation-date>2012-06-20T18:56:21</meta:creation-date>
    <dc:date>2013-02-15T16:39:53</dc:date>
    <meta:generator>OpenOffice.org/3.2$Linux OpenOffice.org_project/320m12$Build-9483</meta:generator>
    <meta:editing-duration>PT10H21M06S</meta:editing-duration>
    <meta:editing-cycles>23</meta:editing-cycles>
    <dc:creator>Ravdeep </dc:creator>
    <meta:document-statistic meta:table-count="1" meta:cell-count="603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